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erver response &lt;--{"Right":{"commandType":"Login","loginStatus":"UserExists","login":{"lastLoginTime":"2015-11-16T13:18:52.658Z","lastName":"test","locale":null,"password":"test","firstName":"test","nickName":"test"}}}</text:p>
          </table:table-cell>
        </table:table-row>
        <table:table-row table:style-name="ro2">
          <table:table-cell office:value-type="string" calcext:value-type="string">
            <text:p>Reply --&gt; &lt;generator object handleLoginResponse at 0x7f03ee397048&gt;</text:p>
          </table:table-cell>
        </table:table-row>
        <table:table-row table:style-name="ro2">
          <table:table-cell office:value-type="string" calcext:value-type="string">
            <text:p>Reply --&gt; {'commandType': 'UserLoggedIn', 'userName': 'test', 'nickName': 'test'}</text:p>
          </table:table-cell>
        </table:table-row>
        <table:table-row table:style-name="ro2">
          <table:table-cell office:value-type="string" calcext:value-type="string">
            <text:p>Server response &lt;--{"userName":"test","commandType":"UserLoggedIn"}</text:p>
          </table:table-cell>
        </table:table-row>
        <table:table-row table:style-name="ro2">
          <table:table-cell office:value-type="string" calcext:value-type="string">
            <text:p>Reply --&gt; {'commandType': 'SelectAllCompanies', 'nickName': 'test'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@test.org', 'destination': {'contents': [], 'tag': 'Broadcast'}, 'sentTime': '2015-03-29T17:03:29.740Z', 'to': 'test@test.org', 'privateMessage': 'This is the first messag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first message","sentTime":"2015-03-29T17:03:29.7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@test.org', 'destination': {'contents': [], 'tag': 'Broadcast'}, 'sentTime': '2015-03-29T23:18:39.762Z', 'to': 'test@test.org', 'privateMessage': 'This is the second messag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@test.org","from":"test@test.org","commandType":"SendMessage","privateMessage":"This is the second message","sentTime":"2015-03-29T23:18:39.7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3-31T03:05:10.166Z', 'to': 'test', 'privateMessage': '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03-31T03:05:10.16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3-31T04:28:28.589Z', 'to': 'test', 'privateMessage': 'more testing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testing","sentTime":"2015-03-31T04:28:28.5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Not handling {'commandType': 'SendMessage', 'from': '', 'destination': {'contents': [], 'tag': 'Broadcast'}, 'sentTime': '2015-04-01T03:53:49.520Z', 'to': '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","from":"","commandType":"SendMessage","privateMessage":"Hello","sentTime":"2015-04-01T03:53:49.5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01T04:08:37.627Z', 'to': 'test', 'privateMessage': 'some more tets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ome more tets","sentTime":"2015-04-01T04:08:37.62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01T04:08:40.899Z', 'to': 'test', 'privateMessage': 'anothe r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 rtest","sentTime":"2015-04-01T04:08:40.89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01T04:08:45.377Z', 'to': 'test', 'privateMessage': 'spellcheck would be nice.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spellcheck would be nice.","sentTime":"2015-04-01T04:08:45.37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Not handling {'commandType': 'SendMessage', 'from': 'abc', 'destination': {'contents': [], 'tag': 'Broadcast'}, 'sentTime': '2015-04-01T13:08:56.560Z', 'to': 'abc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","from":"abc","commandType":"SendMessage","privateMessage":"Hi","sentTime":"2015-04-01T13:08:56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04-01T13:14:57.926Z', 'to': 'dinkar', 'privateMessage': 'hi from m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from me","sentTime":"2015-04-01T13:14:57.9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01T13:15:22.885Z', 'to': 'test', 'privateMessage': 'i am in again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i am in again","sentTime":"2015-04-01T13:15:22.88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04-01T13:15:43.149Z', 'to': 'dinkar', 'privateMessage': 'duplicates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duplicates","sentTime":"2015-04-01T13:15:43.14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Not handling {'commandType': 'SendMessage', 'from': 'jeff', 'destination': {'contents': [], 'tag': 'Broadcast'}, 'sentTime': '2015-04-02T11:24:25.463Z', 'to': 'jeff', 'privateMessage': 'Hell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jeff","from":"jeff","commandType":"SendMessage","privateMessage":"Hell","sentTime":"2015-04-02T11:24:25.46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Not handling {'commandType': 'SendMessage', 'from': 'ets', 'destination': {'contents': [], 'tag': 'Broadcast'}, 'sentTime': '2015-04-04T00:03:57.037Z', 'to': 'ets', 'privateMessage': 'aouuou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ets","from":"ets","commandType":"SendMessage","privateMessage":"aouuou","sentTime":"2015-04-04T00:03:57.03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Not handling {'commandType': 'SendMessage', 'from': 'abcd', 'destination': {'contents': [], 'tag': 'Broadcast'}, 'sentTime': '2015-04-07T23:28:04.516Z', 'to': 'abcd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abcd","from":"abcd","commandType":"SendMessage","privateMessage":"hello","sentTime":"2015-04-07T23:28:04.51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14T23:24:35.869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35.86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14T23:24:43.462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14T23:24:43.46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22T11:45:19.988Z', 'to': 'test', 'privateMessage': 'hi again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again","sentTime":"2015-04-22T11:45:19.98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22T22:44:16.722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4-22T22:44:16.72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4-23T23:31:18.373Z', 'to': 'test', 'privateMessage': 'hello again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04-23T23:31:18.37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5-03T19:09:57.861Z', 'to': 'test', 'privateMessage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05-03T19:09:57.86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5-03T19:11:13.441Z', 'to': 'test', 'privateMessage': 'hello 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","sentTime":"2015-05-03T19:11:13.44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5-15T23:26:45.107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5-15T23:26:45.10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5-29T23:11:29.865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5-29T23:11:29.86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6-02T22:42:31.531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06-02T22:42:31.5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6-06T17:15:30.286Z', 'to': 'test', 'privateMessage': 'Hi ther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06T17:15:30.28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06-12T00:23:23.547Z', 'to': 'dinkar', 'privateMessage': 'Hello room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room","sentTime":"2015-06-12T00:23:23.54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6-12T00:23:41.614Z', 'to': 'test', 'privateMessage': 'Hi ther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 there","sentTime":"2015-06-12T00:23:41.61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07-09T23:31:03.559Z', 'to': 'dinkar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09T23:31:03.55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07-30T12:30:31.705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07-30T12:30:31.7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07-30T12:30:57.672Z', 'to': 'dinkar', 'privateMessage': 'Hi again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 again","sentTime":"2015-07-30T12:30:57.672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07-31T23:34:20.694Z', 'to': 'dinkar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7-31T23:34:20.69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08-14T12:52:08.613Z', 'to': 'dinkar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5-08-14T12:52:08.61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0-17T14:39:01.568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0-17T14:39:01.56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0-17T14:39:14.970Z', 'to': 'test', 'privateMessage': 'hello hello 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hello hello","sentTime":"2015-10-17T14:39:14.97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0-17T14:39:22.976Z', 'to': 'test', 'privateMessage': 'more of this hello.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more of this hello.","sentTime":"2015-10-17T14:39:22.97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02T18:47:17.538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2T18:47:17.53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02T18:47:24.108Z', 'to': 'test', 'privateMessage': '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2T18:47:24.1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02T18:47:25.826Z', 'to': 'test', 'privateMessage': 'hello again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 again","sentTime":"2015-11-02T18:47:25.82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07T00:25:42.540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42.54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07T00:25:52.008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1-07T00:25:52.00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11-07T00:26:22.748Z', 'to': 'dinkar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i","sentTime":"2015-11-07T00:26:22.74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07T00:27:12.898Z', 'to': 'test', 'privateMessage': '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1-07T00:27:12.89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Not handling {'commandType': 'SendMessage', 'from': 'r3d1', 'destination': {'contents': [], 'tag': 'Broadcast'}, 'sentTime': '2015-11-12T14:20:41.746Z', 'to': 'r3d1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ello","sentTime":"2015-11-12T14:20:41.74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Not handling {'commandType': 'SendMessage', 'from': 'r3d1', 'destination': {'contents': [], 'tag': 'Broadcast'}, 'sentTime': '2015-11-12T14:21:26.889Z', 'to': 'r3d1', 'privateMessage': 'hi again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r3d1","from":"r3d1","commandType":"SendMessage","privateMessage":"hi again","sentTime":"2015-11-12T14:21:26.889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16T13:51:04.431Z', 'to': 'test', 'privateMessage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1-16T13:51:04.431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1-16T13:59:01.815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1-16T13:59:01.81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06T20:15:22.020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5:22.0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06T20:16:54.936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06T20:16:54.936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5-12-06T20:17:11.620Z', 'to': 'dinkar', 'privateMessage': 'hello from me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 from me","sentTime":"2015-12-06T20:17:11.6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29T14:08:22.420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22.42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29T14:08:22.805Z', 'to': 'test', 'privateMessage': '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","sentTime":"2015-12-29T14:08:22.80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29T14:08:40.043Z', 'to': 'test', 'privateMessage': 'another 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hello","sentTime":"2015-12-29T14:08:40.043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29T14:08:43.304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43.304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29T14:08:52.358Z', 'to': 'test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lo","sentTime":"2015-12-29T14:08:52.358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29T14:08:55.795Z', 'to': 'test', 'privateMessage': 'hi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i","sentTime":"2015-12-29T14:08:55.79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29T14:11:38.287Z', 'to': 'test', 'privateMessage': 'Help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Help","sentTime":"2015-12-29T14:11:38.287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30T13:29:03.560Z', 'to': 'test', 'privateMessage': '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Test","sentTime":"2015-12-30T13:29:03.560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Not handling {'commandType': 'SendMessage', 'from': 'test', 'destination': {'contents': [], 'tag': 'Broadcast'}, 'sentTime': '2015-12-30T13:29:24.525Z', 'to': 'test', 'privateMessage': 'Another test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test","from":"test","commandType":"SendMessage","privateMessage":"Another test","sentTime":"2015-12-30T13:29:24.525Z"}</text:p>
          </table:table-cell>
        </table:table-row>
        <table:table-row table:style-name="ro2">
          <table:table-cell office:value-type="string" calcext:value-type="string">
            <text:p>Server response &lt;--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Not handling {'commandType': 'SendMessage', 'from': 'dinkar', 'destination': {'contents': [], 'tag': 'Broadcast'}, 'sentTime': '2016-01-08T01:53:33.595Z', 'to': 'dinkar', 'privateMessage': 'Hello'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destination":{"tag":"Broadcast","contents":[]},"to":"dinkar","from":"dinkar","commandType":"SendMessage","privateMessage":"Hello","sentTime":"2016-01-08T01:53:33.595Z"}</text:p>
          </table:table-cell>
        </table:table-row>
        <table:table-row table:style-name="ro2">
          <table:table-cell office:value-type="string" calcext:value-type="string">
            <text:p>Server response &lt;--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commandType":"SelectAllCompanies","company":[{"companyID":"test","companyImage":"data:image/png;base64,iVBORw0KGgoAAAANSUhEUgAAB4AAAAQ4CAIAAABnsVYUAAAAA3NCSVQICAjb4U/gAAAAGXRFWHRTb2","companyName":"test","generalMailbox":"test@tess.org"},{"companyID":"test123","companyImage":"data:image/png;base64,iVBORw0KGgoAAAANSUhEUgAAB4AAAAQ4CAIAAABnsVYUAAAAA3NCSVQICAjb4U/gAAAAGXRFWHRTb2","companyName":"test123","generalMailbox":"test123"}],"nickName":"test","crudType":"SelectAllCompanies"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8.5","stressValue":"28.5","symbol":"AA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9.34","stressValue":"29.34","symbol":"AA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3","stressValue":"3.83","symbol":"AAM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9.87","stressValue":"9.87","symbol":"AAO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Server response &lt;--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Reply --&gt; None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5.85","stressValue":"25.85","symbol":"AAON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8:55:55.69123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20T08:57:34.815469475</dc:date>
    <meta:editing-duration>P3DT16H55M32S</meta:editing-duration>
    <meta:editing-cycles>120</meta:editing-cycles>
    <meta:generator>LibreOffice/4.2.8.2$Linux_X86_64 LibreOffice_project/420m0$Build-2</meta:generator>
    <meta:document-statistic meta:table-count="3" meta:cell-count="279" meta:object-count="2"/>
  </office:meta>
</office:document-meta>
</file>